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3.85cm" fo:min-width="3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44cm" fo:min-width="8.112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0.8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51cm" fo:min-width="6.908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158cm" fo:min-width="7.834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27cm" svg:height="1.195cm" svg:x="1.23cm" svg:y="1.3cm">
          <draw:text-box>
            <text:p text:style-name="P1"><text:span text:style-name="T1">System Architecture </text:span></text:p>
          </draw:text-box>
        </draw:frame>
        <draw:custom-shape draw:style-name="gr2" draw:text-style-name="P3" draw:layer="layout" svg:width="4cm" svg:height="4.1cm" svg:x="2.5cm" svg:y="7.9cm">
          <text:p text:style-name="P3"><text:span text:style-name="T2">Bitcoin</text:span></text:p>
          <text:p text:style-name="P3"><text:span text:style-name="T2">Full Node</text:span></text:p>
          <text:p text:style-name="P3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.1cm" svg:x="12.3cm" svg:y="5.1cm">
          <text:p text:style-name="P3"><text:span text:style-name="T2">Scala</text:span></text:p>
          <text:p text:style-name="P3"><text:span text:style-name="T2">Back-end</text:span></text:p>
          <text:p text:style-name="P3"><text:span text:style-name="T2"><text:s/></text:span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.1cm" svg:x="6.9cm" svg:y="14.1cm">
          <text:p text:style-name="P3"><text:span text:style-name="T2">Mobile</text:span></text:p>
          <text:p text:style-name="P3"><text:span text:style-name="T2"><text:s/></text:span><text:span text:style-name="T2">Walle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4cm" svg:y1="7.8cm" svg:x2="12.3cm" svg:y2="6cm">
          <text:p/>
        </draw:line>
        <draw:custom-shape draw:style-name="gr4" draw:text-style-name="P6" draw:layer="layout" svg:width="9.3cm" svg:height="2.8cm" svg:x="10.5cm" svg:y="1.4cm">
          <text:p text:style-name="P5"><text:span text:style-name="T3">The backend server keeps</text:span></text:p>
          <text:p text:style-name="P5"><text:span text:style-name="T3"><text:s/></text:span><text:span text:style-name="T3">track of user account balance and any pending</text:span></text:p>
          <text:p text:style-name="P5"><text:span text:style-name="T3"><text:s/></text:span><text:span text:style-name="T3">transactions. <text:s/>Pending transactions are synced</text:span></text:p>
          <text:p text:style-name="P5"><text:span text:style-name="T3">with the full node server. Future-proof so </text:span></text:p>
          <text:p text:style-name="P5"><text:span text:style-name="T3">that more currencies can be supported.</text:span></text:p>
          <draw:enhanced-geometry svg:viewBox="0 0 21600 21600" draw:text-areas="800 800 20800 20800" draw:type="round-rectangular-callout" draw:modifiers="6193.65659606494 27846.3405926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6.668cm" svg:height="1.661cm" draw:transform="rotate (0.308050612976999) translate (5.6cm 6.45cm)">
          <draw:text-box>
            <text:p><text:span text:style-name="T3">Notifies server of newly mined blocks and their transactions</text:span></text:p>
          </draw:text-box>
        </draw:frame>
        <draw:line draw:style-name="gr3" draw:text-style-name="P4" draw:layer="layout" svg:x1="12.301cm" svg:y1="6.912cm" svg:x2="6.428cm" svg:y2="8.799cm">
          <text:p/>
        </draw:line>
        <draw:frame draw:style-name="gr6" draw:text-style-name="P7" draw:layer="layout" svg:width="7.309cm" svg:height="1.191cm" draw:transform="rotate (0.285884931476671) translate (5.9cm 9.157cm)">
          <draw:text-box>
            <text:p><text:span text:style-name="T3">Back-end server notifies the node of</text:span></text:p>
            <text:p><text:span text:style-name="T3">new transactions to be broadcasted</text:span></text:p>
          </draw:text-box>
        </draw:frame>
        <draw:custom-shape draw:style-name="gr7" draw:text-style-name="P6" draw:layer="layout" svg:width="8cm" svg:height="1.9cm" svg:x="1.3cm" svg:y="3.1cm">
          <text:p text:style-name="P5"><text:span text:style-name="T3">Modified bitcoin client which</text:span></text:p>
          <text:p text:style-name="P5"><text:span text:style-name="T3">sends API PUSH messages for every</text:span></text:p>
          <text:p text:style-name="P5"><text:span text:style-name="T3"><text:s/></text:span><text:span text:style-name="T3">newly mined block.</text:span></text:p>
          <draw:enhanced-geometry svg:viewBox="0 0 21600 21600" draw:text-areas="800 800 20800 20800" draw:type="round-rectangular-callout" draw:modifiers="6660.06749156356 50131.0889005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9cm" svg:height="2.6cm" svg:x="9.9cm" svg:y="18.6cm">
          <text:p text:style-name="P5"><text:span text:style-name="T3">An wallet application capable of generating</text:span></text:p>
          <text:p text:style-name="P5"><text:span text:style-name="T3"><text:s/></text:span><text:span text:style-name="T3">new private and public bitcoin keys.</text:span></text:p>
          <text:p text:style-name="P5"><text:span text:style-name="T3">communicates with Back-end regarding account</text:span></text:p>
          <text:p text:style-name="P5"><text:span text:style-name="T3">balance and transaction statuses. <text:s/></text:span></text:p>
          <draw:enhanced-geometry svg:viewBox="0 0 21600 21600" draw:text-areas="800 800 20800 20800" draw:type="round-rectangular-callout" draw:modifiers="2781.29096767026 -11701.0380622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4" draw:layer="layout" svg:x1="9.4cm" svg:y1="14cm" svg:x2="12.7cm" svg:y2="9.3cm">
          <text:p/>
        </draw:line>
        <draw:frame draw:style-name="gr9" draw:text-style-name="P9" draw:layer="layout" svg:width="1.124cm" svg:height="1.191cm" draw:transform="rotate (0.927293431584587) translate (9.573cm 11.899cm)">
          <draw:text-box>
            <text:p text:style-name="P8"><text:span text:style-name="T4">1*</text:span></text:p>
          </draw:text-box>
        </draw:frame>
        <draw:frame draw:style-name="gr10" draw:text-style-name="P10" draw:layer="layout" svg:width="15.418cm" svg:height="1.894cm" svg:x="2.182cm" svg:y="22.2cm">
          <draw:text-box>
            <text:p>1*: <text:span text:style-name="T3">Client does PULL reqeusts regarding: account balance,</text:span></text:p>
            <text:p><text:span text:style-name="T3">transaction statuses, initialization of a new payment (so that full payment information can be displayed by the phone wallet).</text:span></text:p>
          </draw:text-box>
        </draw:frame>
        <draw:line draw:style-name="gr3" draw:text-style-name="P4" draw:layer="layout" svg:x1="13.638cm" svg:y1="9.4cm" svg:x2="10.3cm" svg:y2="14.073cm">
          <text:p/>
        </draw:line>
        <draw:frame draw:style-name="gr6" draw:text-style-name="P9" draw:layer="layout" svg:width="0.934cm" svg:height="0.755cm" draw:transform="rotate (0.909665606139444) translate (11.9cm 12.337cm)">
          <draw:text-box>
            <text:p text:style-name="P8"><text:span text:style-name="T4">2*</text:span></text:p>
          </draw:text-box>
        </draw:frame>
        <draw:frame draw:style-name="gr6" draw:text-style-name="P10" draw:layer="layout" svg:width="17.27cm" svg:height="3.304cm" svg:x="2.2cm" svg:y="24.2cm">
          <draw:text-box>
            <text:p>2*: <text:span text:style-name="T3">Client sends PUSH requests during new key generation. Backend server</text:span></text:p>
            <text:p><text:span text:style-name="T3">is notified about new public keys and the hash of the private key so that only one account</text:span></text:p>
            <text:p><text:span text:style-name="T3">can be associated with the given private key. Client also sends PUSH requests </text:span></text:p>
            <text:p><text:span text:style-name="T3">when committing/signing a new transaction (the signed transaction is sent to back-end </text:span></text:p>
            <text:p><text:span text:style-name="T3">server so that the account balance can be deducted and so that the new transaction</text:span></text:p>
            <text:p><text:span text:style-name="T3">can be broadcasted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3:26:16.137000000</meta:creation-date>
    <dc:date>2017-07-24T14:06:32.596000000</dc:date>
    <meta:editing-duration>PT8M11S</meta:editing-duration>
    <meta:editing-cycles>1</meta:editing-cycles>
    <meta:document-statistic meta:object-count="17"/>
    <meta:generator>LibreOffice/5.3.4.2$Windows_X86_64 LibreOffice_project/f82d347ccc0be322489bf7da61d7e4ad13fe2ff3</meta:generator>
  </office:meta>
</office:document-meta>
</file>